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0270000002E40F3A159CA91D9B3.png" manifest:media-type="image/png"/>
  <manifest:file-entry manifest:full-path="Pictures/1000042D000003FE000004B9C0F460AFE09E31E8.svg" manifest:media-type="image/svg+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2" style:family="table">
      <style:table-properties style:width="17.905cm" fo:margin-left="0cm" table:align="left"/>
    </style:style>
    <style:style style:name="Table2.A" style:family="table-column">
      <style:table-column-properties style:column-width="17.905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.711cm" table:align="margins"/>
    </style:style>
    <style:style style:name="Table3.A" style:family="table-column">
      <style:table-column-properties style:column-width="8.856cm" style:rel-column-width="32767*"/>
    </style:style>
    <style:style style:name="Table3.1" style:family="table-row">
      <style:table-row-properties style:min-row-height="8.3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8.662cm" table:align="margins"/>
    </style:style>
    <style:style style:name="Table4.A" style:family="table-column">
      <style:table-column-properties style:column-width="4.332cm" style:rel-column-width="32767*"/>
    </style:style>
    <style:style style:name="Table4.1" style:family="table-row">
      <style:table-row-properties style:min-row-height="2.09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5" style:family="table">
      <style:table-properties style:width="8.662cm" table:align="margins"/>
    </style:style>
    <style:style style:name="Table5.A" style:family="table-column">
      <style:table-column-properties style:column-width="4.332cm" style:rel-column-width="32767*"/>
    </style:style>
    <style:style style:name="Table5.1" style:family="table-row">
      <style:table-row-properties style:min-row-height="4.70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8.09cm" fo:margin-left="0cm" table:align="left"/>
    </style:style>
    <style:style style:name="Table6.A" style:family="table-column">
      <style:table-column-properties style:column-width="18.09cm"/>
    </style:style>
    <style:style style:name="Table6.1" style:family="table-row">
      <style:table-row-properties style:min-row-height="2.616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.896cm" table:align="margins"/>
    </style:style>
    <style:style style:name="Table7.A" style:family="table-column">
      <style:table-column-properties style:column-width="8.948cm" style:rel-column-width="32767*"/>
    </style:style>
    <style:style style:name="Table7.1" style:family="table-row">
      <style:table-row-properties style:min-row-height="9.999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3.108cm"/>
    </style:style>
    <style:style style:name="Table1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1" style:family="table-row">
      <style:table-row-properties style:min-row-height="9.814cm"/>
    </style:style>
    <style:style style:name="Table8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4271c" officeooo:paragraph-rsid="0004271c"/>
    </style:style>
    <style:style style:name="P2" style:family="paragraph" style:parent-style-name="Table_20_Contents">
      <style:text-properties officeooo:rsid="0005d92f" officeooo:paragraph-rsid="0005d92f"/>
    </style:style>
    <style:style style:name="P3" style:family="paragraph" style:parent-style-name="Table_20_Contents">
      <style:text-properties officeooo:rsid="00065cf2" officeooo:paragraph-rsid="00065cf2"/>
    </style:style>
    <style:style style:name="T1" style:family="text">
      <style:text-properties officeooo:rsid="0005d92f"/>
    </style:style>
    <style:style style:name="T2" style:family="text">
      <style:text-properties officeooo:rsid="00065c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SİTENİ<text:span text:style-name="T2">N</text:span>DİŞ TARAFI </text:p>
          </table:table-cell>
        </table:table-row>
      </table:table>
      <text:p text:style-name="P1"><text:tab/></text:p>
      <text:p text:style-name="P1"/>
      <text:p text:style-name="P1"/>
      <text:p text:style-name="P1"/>
      <text:p text:style-name="P1"/>
      <text:p text:style-name="P1"><text:s text:c="48"/><text:span text:style-name="T1">SİTENİN DİLERİ \ ENGILS * KORE * </text:span></text:p>
      <table:table table:name="Table2" table:style-name="Table2">
        <table:table-column table:style-name="Table2.A"/>
        <table:table-row>
          <table:table-cell table:style-name="Table2.A1" office:value-type="string">
            <table:table table:name="Table3" table:style-name="Table3">
              <table:table-column table:style-name="Table3.A" table:number-columns-repeated="2"/>
              <table:table-row table:style-name="Table3.1">
                <table:table-cell table:style-name="Table3.A1" office:value-type="string">
                  <text:p text:style-name="P2">REKLAM ALANI</text:p>
                </table:table-cell>
                <table:table-cell table:style-name="Table3.B1" office:value-type="string">
                  <text:p text:style-name="Table_20_Contents"><text:s text:c="23"/></text:p>
                  <table:table table:name="Table4" table:style-name="Table4">
                    <table:table-column table:style-name="Table4.A" table:number-columns-repeated="2"/>
                    <table:table-row table:style-name="Table4.1">
                      <table:table-cell table:style-name="Table4.A1" office:value-type="string">
                        <text:p text:style-name="P2">SİTE HARİTASI</text:p>
                      </table:table-cell>
                      <table:table-cell table:style-name="Table4.B1" office:value-type="string">
                        <text:p text:style-name="P2">YARDIM SAYFASI </text:p>
                      </table:table-cell>
                    </table:table-row>
                  </table:table>
                  <text:p text:style-name="Table_20_Contents"/>
                  <table:table table:name="Table5" table:style-name="Table5">
                    <table:table-column table:style-name="Table5.A" table:number-columns-repeated="2"/>
                    <table:table-row table:style-name="Table5.1">
                      <table:table-cell table:style-name="Table5.A1" office:value-type="string">
                        <text:p text:style-name="P3">OLUMLU YADA OLUMSUZ ÖRNEKLERİ</text:p>
                      </table:table-cell>
                      <table:table-cell table:style-name="Table5.B1" office:value-type="string">
                        <text:p text:style-name="P3">SORU SORMA ALANI </text:p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P1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>SİTEMİZDE BULUNANLAR </text:p>
            <text:p text:style-name="P3"><draw:frame draw:style-name="fr1" draw:name="Image1" text:anchor-type="paragraph" svg:x="-0.168cm" svg:y="0.676cm" svg:width="1.021cm" svg:height="1.208cm" draw:z-index="0"><draw:image xlink:href="Pictures/1000042D000003FE000004B9C0F460AFE09E31E8.svg" xlink:type="simple" xlink:show="embed" xlink:actuate="onLoad"/><draw:image xlink:href="Pictures/10000201000000270000002E40F3A159CA91D9B3.png" xlink:type="simple" xlink:show="embed" xlink:actuate="onLoad"/></draw:frame></text:p>
            <text:p text:style-name="P3"/>
            <text:p text:style-name="P3">REKLAM ALANI </text:p>
            <text:p text:style-name="P3">SİTE HARİTASI </text:p>
            <text:p text:style-name="P3"><text:s text:c="9"/>SORU SORMA ALANI </text:p>
            <text:p text:style-name="P3"><text:s text:c="10"/>SİTENİN OLUMLU YADA OLUMSUZ İRNEKLERİ ALANI </text:p>
            <text:p text:style-name="P3"><text:s text:c="9"/>SORU SORMA ALANI <text:s/></text:p>
            <text:p text:style-name="P3"><text:s text:c="9"/>YARDIM SAYFASI </text:p>
          </table:table-cell>
        </table:table-row>
      </table:table>
      <text:p text:style-name="P1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able:table table:name="Table7" table:style-name="Table7">
              <table:table-column table:style-name="Table7.A" table:number-columns-repeated="2"/>
              <table:table-row table:style-name="Table7.1">
                <table:table-cell table:style-name="Table7.A1" office:value-type="string">
                  <text:p text:style-name="Table_20_Contents"/>
                </table:table-cell>
                <table:table-cell table:style-name="Table7.B1" office:value-type="string">
                  <text:p text:style-name="Table_20_Contents"/>
                </table:table-cell>
              </table:table-row>
            </table:table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8:53:44.760926346</meta:creation-date>
    <dc:date>2018-10-04T10:11:03.258616233</dc:date>
    <meta:editing-duration>PT5M5S</meta:editing-duration>
    <meta:editing-cycles>1</meta:editing-cycles>
    <meta:document-statistic meta:table-count="8" meta:image-count="1" meta:object-count="0" meta:page-count="2" meta:paragraph-count="16" meta:word-count="42" meta:character-count="388" meta:non-whitespace-character-count="239"/>
    <meta:generator>LibreOffice/5.2.7.2$Linux_ARM_EABI LibreOffice_project/528e71104c3fcc3637004cef595401b05295414c</meta:generator>
  </office:meta>
</office:document-meta>
</file>